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arial" svg:font-family="arial, sans-serif"/>
  </office:font-face-decls>
  <office:automatic-styles>
    <style:style style:name="P1" style:family="paragraph" style:parent-style-name="Heading_20_5">
      <style:text-properties fo:font-weight="normal" style:font-weight-asian="normal" style:font-weight-complex="normal"/>
    </style:style>
    <style:style style:name="P2" style:family="paragraph" style:parent-style-name="Text_20_body">
      <style:text-properties fo:font-weight="normal" officeooo:rsid="00117d77" officeooo:paragraph-rsid="00117d77" style:font-weight-asian="normal" style:font-weight-complex="normal"/>
    </style:style>
    <style:style style:name="P3" style:family="paragraph" style:parent-style-name="Text_20_body">
      <style:text-properties officeooo:rsid="001215ab" officeooo:paragraph-rsid="001215ab"/>
    </style:style>
    <style:style style:name="P4" style:family="paragraph" style:parent-style-name="Text_20_body">
      <style:text-properties officeooo:rsid="0013505e" officeooo:paragraph-rsid="0013505e"/>
    </style:style>
    <style:style style:name="P5" style:family="paragraph" style:parent-style-name="Text_20_body">
      <style:text-properties officeooo:rsid="0013505e" officeooo:paragraph-rsid="0014ec0b"/>
    </style:style>
    <style:style style:name="P6" style:family="paragraph" style:parent-style-name="Text_20_body">
      <style:text-properties officeooo:rsid="0014ec0b" officeooo:paragraph-rsid="0014ec0b"/>
    </style:style>
    <style:style style:name="P7" style:family="paragraph" style:parent-style-name="Text_20_body">
      <style:text-properties officeooo:rsid="0015c62a" officeooo:paragraph-rsid="0015c62a"/>
    </style:style>
    <style:style style:name="P8" style:family="paragraph" style:parent-style-name="Text_20_body">
      <style:text-properties fo:font-weight="bold" officeooo:rsid="0015c62a" officeooo:paragraph-rsid="0015c62a" style:font-weight-asian="bold" style:font-weight-complex="bold"/>
    </style:style>
    <style:style style:name="P9" style:family="paragraph" style:parent-style-name="Text_20_body">
      <style:text-properties officeooo:rsid="0016ffa7" officeooo:paragraph-rsid="0016ffa7"/>
    </style:style>
    <style:style style:name="P10" style:family="paragraph" style:parent-style-name="Text_20_body">
      <style:paragraph-properties fo:margin-left="0cm" fo:margin-right="0cm" fo:text-align="start" style:justify-single-word="false" fo:orphans="2" fo:widows="2" fo:text-indent="0cm" style:auto-text-indent="false"/>
      <style:text-properties officeooo:rsid="0016ffa7"/>
    </style:style>
    <style:style style:name="T1" style:family="text">
      <style:text-properties officeooo:rsid="0013505e"/>
    </style:style>
    <style:style style:name="T2" style:family="text">
      <style:text-properties fo:font-weight="bold" style:font-weight-asian="bold" style:font-weight-complex="bold"/>
    </style:style>
    <style:style style:name="T3" style:family="text">
      <style:text-properties fo:font-weight="bold" officeooo:rsid="0015c62a" style:font-weight-asian="bold" style:font-weight-complex="bold"/>
    </style:style>
    <style:style style:name="T4" style:family="text">
      <style:text-properties fo:font-weight="bold" officeooo:rsid="0013505e" style:font-weight-asian="bold" style:font-weight-complex="bold"/>
    </style:style>
    <style:style style:name="T5" style:family="text">
      <style:text-properties fo:font-weight="bold" officeooo:rsid="0016ffa7" style:font-weight-asian="bold" style:font-weight-complex="bold"/>
    </style:style>
    <style:style style:name="T6" style:family="text">
      <style:text-properties officeooo:rsid="0014ec0b"/>
    </style:style>
    <style:style style:name="T7" style:family="text">
      <style:text-properties officeooo:rsid="0015c62a"/>
    </style:style>
    <style:style style:name="T8" style:family="text">
      <style:text-properties officeooo:rsid="0016ffa7"/>
    </style:style>
    <style:style style:name="T9" style:family="text">
      <style:text-properties fo:font-variant="normal" fo:text-transform="none" fo:color="#202124" loext:opacity="100%" style:font-name="arial" fo:font-size="9.60000038146973pt" fo:letter-spacing="normal" fo:font-style="normal" fo:font-weight="normal"/>
    </style:style>
    <style:style style:name="T10" style:family="text">
      <style:text-properties fo:font-variant="normal" fo:text-transform="none" fo:color="#202124" loext:opacity="100%" style:font-name="Liberation Serif" fo:font-size="9.60000038146973pt" fo:letter-spacing="normal" fo:font-style="normal" fo:font-weight="normal"/>
    </style:style>
    <style:style style:name="T11"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12" style:family="text">
      <style:text-properties style:font-name="Liberation Serif"/>
    </style:style>
    <style:style style:name="T13"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Q1. What is the purpose of Python&amp;#39;s OOP?</text:h>
      <text:p text:style-name="P2"><text:span text:style-name="T2">Ans:</text:span> Python is a multi-paradigm programming language. It supports different programming approaches. One of the popular approaches to solve a programming problem is by creating objects.</text:p>
      <text:p text:style-name="P2">This is know as OOP.</text:p>
      <text:p text:style-name="P2">OOPs is a programming paradigm that uses Objects and Classes in programming. It implements real-world Entities like Inheritance, Polymorphisms, Encapsulation, Data abstraction etc in the programming. This main concept is to bind the data and the functions that work together as a single unit so that no other part of the code can access this data.</text:p>
      <text:p text:style-name="P3">The purpose is to write a </text:p>
      <text:p text:style-name="P3">Reusable code,</text:p>
      <text:p text:style-name="P3">Modularity, </text:p>
      <text:p text:style-name="P3">Productivity</text:p>
      <text:p text:style-name="P3">Easily upgradable and scalable</text:p>
      <text:p text:style-name="P3">Interface descriptions</text:p>
      <text:p text:style-name="P3">Security,</text:p>
      <text:p text:style-name="P3">Flexibility</text:p>
      <text:p text:style-name="P3"/>
      <text:p text:style-name="Text_20_body"/>
      <text:p text:style-name="Text_20_body">Q2. Where does an inheritance search look for an attribute ?</text:p>
      <text:p text:style-name="P3"><text:span text:style-name="T4">Ans:</text:span><text:span text:style-name="T1"> </text:span>In Python inheritance happens when an object is qualified and <text:s/>involves searching an attribute definition tree (one or more namespaces).<text:span text:style-name="T1">Every time you use an expression of the form ‘Object.attr’ where object is an instance or class object, </text:span>Python searches the namespace tree at and above object, of the first attr it can find. Because the lower definition in tree override higher ones, inheritance forms the basis of specialization.’</text:p>
      <text:p text:style-name="P3">A<text:span text:style-name="T1">t</text:span>tribute tree construction: Instance-<text:span text:style-name="T1">Class-Superclass</text:span></text:p>
      <text:p text:style-name="Text_20_body">Q3. How do you distinguish between a class object and an instance object?</text:p>
      <text:p text:style-name="P4"><text:span text:style-name="T2">Ans: Class object:</text:span> is created whenever python finds a class statement and assigns a name to that object i.e. Class name. Class itself is an instance of Metaclasses.</text:p>
      <text:p text:style-name="P4"><text:tab/>Class object provide default behaviour and serve as factories for instance objects. It comes from the ‘Class’ statement in code. Class object inherits the attributes of its parent classes.</text:p>
      <text:p text:style-name="P4"><text:tab/><text:span text:style-name="T6">Class object is like a blueprint for the instance object </text:span></text:p>
      <text:p text:style-name="P6"><text:tab/>e.g. MyClass ()</text:p>
      <text:p text:style-name="P6"><text:tab/><text:tab/>pass</text:p>
      <text:p text:style-name="P5"><text:span text:style-name="T2">Instance object</text:span>: when we call a class, it creates an instance object of that class from which the object has been created.</text:p>
      <text:p text:style-name="P5"><text:soft-page-break/><text:tab/><text:span text:style-name="T6">Instance object are real objects in python code process.It has access to attributes of the class from which it is created. The instance object comes from a call i.e. when we call the class. Actually we are creating instance objects of that class.</text:span></text:p>
      <text:p text:style-name="P5"><text:tab/><text:span text:style-name="T6">Instance object is a concrete item in out code. Instance object are new namespaces, that start out empty but inherit object attributes that live in class.</text:span></text:p>
      <text:p text:style-name="P5"><text:tab/><text:span text:style-name="T6">e.g. obj = MyClass()</text:span> </text:p>
      <text:p text:style-name="Text_20_body">Q4. What makes the first argument in a class’s method function special?</text:p>
      <text:p text:style-name="Text_20_body"><text:span text:style-name="T3">Ans</text:span><text:span text:style-name="T7">.</text:span><text:tab/><text:span text:style-name="T6">The first argument of the class functions (self) reference the instance object and assignments to attributes of self change data in the instance.</text:span></text:p>
      <text:p text:style-name="P7">The keyword represents the instance of a class and binds the attributes with the given arguments</text:p>
      <text:p text:style-name="P8">Self is a reference to an instance</text:p>
      <text:p text:style-name="Text_20_body">Q5. What is the purpose of the __init__ method?</text:p>
      <text:p text:style-name="Text_20_body"><text:tab/><text:span text:style-name="T7">In python __init__() method is used as a constructor. Constructors are use for initializing the class member when an object is created. We assign and initialize the variables in the constructor.</text:span></text:p>
      <text:p text:style-name="Text_20_body">Q6. What is the process for creating a class instance?</text:p>
      <text:p text:style-name="Text_20_body"><text:span text:style-name="T5">Ans:</text:span><text:tab/><text:span text:style-name="T7">Simple call the class object</text:span></text:p>
      <text:p text:style-name="Text_20_body"><text:tab/><text:span text:style-name="T8">eg. Class_instance = My Class()</text:span></text:p>
      <text:p text:style-name="Text_20_body">Q7. What is the process for creating a class?</text:p>
      <text:p text:style-name="Text_20_body"><text:span text:style-name="T5">Ans:</text:span><text:tab/><text:span text:style-name="T8">Class definitions begin with a ‘Class’ keyword</text:span></text:p>
      <text:p text:style-name="Text_20_body"><text:tab/><text:span text:style-name="T8">class MyClass():</text:span></text:p>
      <text:p text:style-name="Text_20_body">Q8. How would you define the superclasses of a class?</text:p>
      <text:p text:style-name="Text_20_body"><text:span text:style-name="T5">Ans:</text:span><text:tab/><text:span text:style-name="T8">The class from which a class inherits is called <text:s/>a superclass.</text:span></text:p>
      <text:p text:style-name="P10"><text:span text:style-name="T9"><text:tab/></text:span><text:span text:style-name="T11">A superclass is the class from which many subclasses can be created. The subclasses inherit the characteristics of a superclass. The superclass is also known as the parent class or base class</text:span><text:span text:style-name="T13"> </text:span></text:p>
      <text:p text:style-name="P9">e.g. <text:tab/>class BaseClassName:</text:p>
      <text:p text:style-name="P9"><text:tab/>class DerivedClassName(BaseClassName):</text:p>
      <text:p text:style-name="P9"><text:tab/>pa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7T20:47:51.358000000</meta:creation-date>
    <dc:date>2022-08-07T21:51:05.231000000</dc:date>
    <meta:editing-duration>PT10M2S</meta:editing-duration>
    <meta:editing-cycles>2</meta:editing-cycles>
    <meta:generator>LibreOffice/7.3.5.2$Windows_X86_64 LibreOffice_project/184fe81b8c8c30d8b5082578aee2fed2ea847c01</meta:generator>
    <meta:document-statistic meta:table-count="0" meta:image-count="0" meta:object-count="0" meta:page-count="2" meta:paragraph-count="43" meta:word-count="575" meta:character-count="3543" meta:non-whitespace-character-count="2989"/>
  </office:meta>
</office:document-meta>
</file>